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aeec" officeooo:paragraph-rsid="000aae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"/>Bash skript – ը իմ հրամանով</text:p>
      <text:p text:style-name="P1"><text:s text:c="5"/>աշխատելու համար</text:p>
      <text:p text:style-name="P1"/>
      <text:p text:style-name="P1"/>
      <text:p text:style-name="P1">alias</text:p>
      <text:p text:style-name="P1">alias varsik="bash 123.sh" &gt;&gt; ~/.bashr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23:45:21.155556943</meta:creation-date>
    <dc:date>2019-03-04T23:49:25.939866011</dc:date>
    <meta:editing-duration>PT4M5S</meta:editing-duration>
    <meta:editing-cycles>1</meta:editing-cycles>
    <meta:document-statistic meta:table-count="0" meta:image-count="0" meta:object-count="0" meta:page-count="1" meta:paragraph-count="4" meta:word-count="13" meta:character-count="96" meta:non-whitespace-character-count="76"/>
    <meta:generator>LibreOffice/5.1.6.2$Linux_X86_64 LibreOffice_project/10m0$Build-2</meta:generator>
  </office:meta>
</office:document-meta>
</file>